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 text:style-name="Standard">[Image Placeholder: GroupBuild Logo Banner]</text:p>
      <text:p text:style-name="Standard">[Image Placeholder: Mockup: MVP Interface showing chat + editable vote options + BeAxa alerts]</text:p>
      <text:p text:style-name="Standard">[Image Placeholder: Icon Set: Sample RepTags, ScripTags, AnonID avatar]</text:p>
      <text:p text:style-name="Standard">[Image Placeholder: Diagram: How voting + moderation + identity layers interact]</text:p>
      <text:p text:style-name="Standard">[Image Placeholder: Side-by-side profile sketches or photos of Rick and Elias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16pt" fo:font-weight="bold"/>
    </style:style>
    <style:style style:name="Standard" style:family="paragraph" style:display-name="Standard">
      <style:paragraph-properties/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